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1.55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8">
      <style:table-properties table:display="true" style:writing-mode="lr-tb"/>
    </style:style>
    <style:style style:name="ta2" style:family="table" style:master-page-name="PageStyle_5f_19">
      <style:table-properties table:display="true" style:writing-mode="lr-tb"/>
    </style:style>
    <style:style style:name="ta3" style:family="table" style:master-page-name="PageStyle_5f_20">
      <style:table-properties table:display="true" style:writing-mode="lr-tb"/>
    </style:style>
    <style:style style:name="ta4" style:family="table" style:master-page-name="PageStyle_5f_2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8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ércio exterior Brasil - 1979-88</text:p>
          </table:table-cell>
          <table:covered-table-cell table:style-name="ce4"/>
          <table:covered-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2">
            <text:p>Anos</text:p>
          </table:table-cell>
          <table:table-cell table:style-name="ce1" office:value-type="string" calcext:value-type="string" table:number-columns-spanned="2" table:number-rows-spanned="1">
            <text:p>Quantidade (1.000 t)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>
            <text:p>Exportação</text:p>
          </table:table-cell>
          <table:table-cell table:style-name="ce1" office:value-type="string" calcext:value-type="string">
            <text:p>Importação</text:p>
          </table:table-cell>
          <table:table-cell table:number-columns-repeated="1021"/>
        </table:table-row>
        <table:table-row table:style-name="ro1"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98010" calcext:value-type="float">
            <text:p>98010</text:p>
          </table:table-cell>
          <table:table-cell table:style-name="ce3" office:value-type="float" office:value="75328" calcext:value-type="float">
            <text:p>75328</text:p>
          </table:table-cell>
          <table:table-cell table:number-columns-repeated="1021"/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109100" calcext:value-type="float">
            <text:p>109100</text:p>
          </table:table-cell>
          <table:table-cell table:style-name="ce3" office:value-type="float" office:value="71855" calcext:value-type="float">
            <text:p>71855</text:p>
          </table:table-cell>
          <table:table-cell table:number-columns-repeated="1021"/>
        </table:table-row>
        <table:table-row table:style-name="ro1"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123994" calcext:value-type="float">
            <text:p>123994</text:p>
          </table:table-cell>
          <table:table-cell table:style-name="ce3" office:value-type="float" office:value="64066" calcext:value-type="float">
            <text:p>64066</text:p>
          </table:table-cell>
          <table:table-cell table:number-columns-repeated="1021"/>
        </table:table-row>
        <table:table-row table:style-name="ro1"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119990" calcext:value-type="float">
            <text:p>119990</text:p>
          </table:table-cell>
          <table:table-cell table:style-name="ce3" office:value-type="float" office:value="60718" calcext:value-type="float">
            <text:p>60718</text:p>
          </table:table-cell>
          <table:table-cell table:number-columns-repeated="1021"/>
        </table:table-row>
        <table:table-row table:style-name="ro1"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178790" calcext:value-type="float">
            <text:p>178790</text:p>
          </table:table-cell>
          <table:table-cell table:style-name="ce3" office:value-type="float" office:value="55056" calcext:value-type="float">
            <text:p>55056</text:p>
          </table:table-cell>
          <table:table-cell table:number-columns-repeated="1021"/>
        </table:table-row>
        <table:table-row table:style-name="ro1"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141737" calcext:value-type="float">
            <text:p>141737</text:p>
          </table:table-cell>
          <table:table-cell table:style-name="ce3" office:value-type="float" office:value="53988" calcext:value-type="float">
            <text:p>53988</text:p>
          </table:table-cell>
          <table:table-cell table:number-columns-repeated="1021"/>
        </table:table-row>
        <table:table-row table:style-name="ro1"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46351" calcext:value-type="float">
            <text:p>146351</text:p>
          </table:table-cell>
          <table:table-cell table:style-name="ce3" office:value-type="float" office:value="48870" calcext:value-type="float">
            <text:p>48870</text:p>
          </table:table-cell>
          <table:table-cell table:number-columns-repeated="1021"/>
        </table:table-row>
        <table:table-row table:style-name="ro1"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133832" calcext:value-type="float">
            <text:p>133832</text:p>
          </table:table-cell>
          <table:table-cell table:style-name="ce3" office:value-type="float" office:value="60605" calcext:value-type="float">
            <text:p>60605</text:p>
          </table:table-cell>
          <table:table-cell table:number-columns-repeated="1021"/>
        </table:table-row>
        <table:table-row table:style-name="ro1"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42382" calcext:value-type="float">
            <text:p>142382</text:p>
          </table:table-cell>
          <table:table-cell table:style-name="ce3" office:value-type="float" office:value="61975" calcext:value-type="float">
            <text:p>61975</text:p>
          </table:table-cell>
          <table:table-cell table:number-columns-repeated="1021"/>
        </table:table-row>
        <table:table-row table:style-name="ro1"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69396" calcext:value-type="float">
            <text:p>169396</text:p>
          </table:table-cell>
          <table:table-cell table:style-name="ce3" office:value-type="float" office:value="58085" calcext:value-type="float">
            <text:p>58085</text:p>
          </table:table-cell>
          <table:table-cell table:number-columns-repeated="1021"/>
        </table:table-row>
        <table:table-row table:style-name="ro2">
          <table:table-cell>
            <draw:frame table:end-cell-address="'18'.H35" table:end-x="55.67pt" table:end-y="9.72pt" draw:z-index="0" draw:name="Chart 1" draw:style-name="gr1" draw:text-style-name="P1" svg:width="546.72pt" svg:height="337.46pt" svg:x="0pt" svg:y="3pt">
              <draw:object draw:notify-on-update-of-ranges="'18'.A4:'18'.A13 '18'.B1:'18'.B3 '18'.B4:'18'.B13 '18'.C1:'18'.C3 '18'.C4:'18'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Chegada de visitantes Brasil - 1983-86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6" office:value-type="string" calcext:value-type="string">
            <text:p>Anos</text:p>
          </table:table-cell>
          <table:table-cell table:style-name="ce6" office:value-type="string" calcext:value-type="string">
            <text:p>Número (milhares)</text:p>
          </table:table-cell>
          <table:table-cell table:number-columns-repeated="1022"/>
        </table:table-row>
        <table:table-row table:style-name="ro1">
          <table:table-cell table:style-name="ce7" office:value-type="float" office:value="1983" calcext:value-type="float">
            <text:p>1983</text:p>
          </table:table-cell>
          <table:table-cell table:style-name="ce7" office:value-type="float" office:value="1420" calcext:value-type="float">
            <text:p>1420</text:p>
          </table:table-cell>
          <table:table-cell table:number-columns-repeated="1022"/>
        </table:table-row>
        <table:table-row table:style-name="ro1">
          <table:table-cell table:style-name="ce7" office:value-type="float" office:value="1984" calcext:value-type="float">
            <text:p>1984</text:p>
          </table:table-cell>
          <table:table-cell table:style-name="ce7" office:value-type="float" office:value="1596" calcext:value-type="float">
            <text:p>1596</text:p>
          </table:table-cell>
          <table:table-cell table:number-columns-repeated="1022"/>
        </table:table-row>
        <table:table-row table:style-name="ro1">
          <table:table-cell table:style-name="ce7" office:value-type="float" office:value="1985" calcext:value-type="float">
            <text:p>1985</text:p>
          </table:table-cell>
          <table:table-cell table:style-name="ce7" office:value-type="float" office:value="1736" calcext:value-type="float">
            <text:p>1736</text:p>
          </table:table-cell>
          <table:table-cell table:number-columns-repeated="1022"/>
        </table:table-row>
        <table:table-row table:style-name="ro1">
          <table:table-cell table:style-name="ce7" office:value-type="float" office:value="1986" calcext:value-type="float">
            <text:p>1986</text:p>
          </table:table-cell>
          <table:table-cell table:style-name="ce7" office:value-type="float" office:value="1934" calcext:value-type="float">
            <text:p>1934</text:p>
          </table:table-cell>
          <table:table-cell table:number-columns-repeated="1022"/>
        </table:table-row>
        <table:table-row table:style-name="ro2">
          <table:table-cell>
            <draw:frame table:end-cell-address="'19'.F24" table:end-x="47.85pt" table:end-y="14.2pt" draw:z-index="0" draw:name="Chart 2" draw:style-name="gr1" draw:text-style-name="P1" svg:width="449.97pt" svg:height="278.22pt" svg:x="0pt" svg:y="3.74pt">
              <draw:object draw:notify-on-update-of-ranges="'19'.A3:'19'.A6 '19'.B1:'19'.B2 '19'.B3:'19'.B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" table:style-name="ta3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Produção de ovos de galinha Brasil - 1988</text:p>
          </table:table-cell>
          <table:covered-table-cell table:style-name="ce5"/>
          <table:table-cell>
            <draw:frame table:end-cell-address="'20'.I17" table:end-x="10.35pt" table:end-y="9.72pt" draw:z-index="0" draw:name="Chart 3" draw:style-name="gr1" draw:text-style-name="P1" svg:width="422.99pt" svg:height="261.72pt" svg:x="8.25pt" svg:y="0pt">
              <draw:object draw:notify-on-update-of-ranges="'20'.A3:'20'.A7 '20'.B1:'20'.B2 '20'.B3:'20'.B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egião </text:p>
          </table:table-cell>
          <table:table-cell table:style-name="ce10" office:value-type="string" calcext:value-type="string">
            <text:p>Quantidade (1.000 dúzias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rte</text:p>
          </table:table-cell>
          <table:table-cell table:style-name="ce3" office:value-type="float" office:value="66092" calcext:value-type="float">
            <text:p>660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rdeste</text:p>
          </table:table-cell>
          <table:table-cell table:style-name="ce3" office:value-type="float" office:value="356810" calcext:value-type="float">
            <text:p>3568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deste</text:p>
          </table:table-cell>
          <table:table-cell table:style-name="ce3" office:value-type="float" office:value="937463" calcext:value-type="float">
            <text:p>93746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l</text:p>
          </table:table-cell>
          <table:table-cell table:style-name="ce3" office:value-type="float" office:value="485098" calcext:value-type="float">
            <text:p>48509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entro-Oeste</text:p>
          </table:table-cell>
          <table:table-cell table:style-name="ce3" office:value-type="float" office:value="118468" calcext:value-type="float">
            <text:p>118468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" table:style-name="ta4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Eleições para prefeito - resultado final</text:p>
          </table:table-cell>
          <table:covered-table-cell table:style-name="ce4"/>
          <table:covered-table-cell table:style-name="ce5"/>
          <table:table-cell>
            <draw:frame table:end-cell-address="'21'.J18" table:end-x="39.54pt" table:end-y="10.49pt" draw:z-index="0" draw:name="Chart 4" draw:style-name="gr1" draw:text-style-name="P1" svg:width="449.97pt" svg:height="278.22pt" svg:x="10.49pt" svg:y="0pt">
              <draw:object draw:notify-on-update-of-ranges="'21'.A4:'21'.A8 '21'.B1:'21'.B3 '21'.B4:'21'.B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1" table:number-rows-spanned="2">
            <text:p>Candidatos</text:p>
          </table:table-cell>
          <table:table-cell table:style-name="ce11" office:value-type="string" calcext:value-type="string" table:number-columns-spanned="2" table:number-rows-spanned="1">
            <text:p>Votos apurados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Frequência absoluta</text:p>
          </table:table-cell>
          <table:table-cell table:style-name="ce12" office:value-type="string" calcext:value-type="string">
            <text:p>Frequência relativa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Janete</text:p>
          </table:table-cell>
          <table:table-cell table:style-name="ce7" office:value-type="float" office:value="2250" calcext:value-type="float">
            <text:p>2250</text:p>
          </table:table-cell>
          <table:table-cell table:style-name="ce13" table:formula="of:=[.B4]/[.B9]" office:value-type="percentage" office:value="0.45" calcext:value-type="percentage">
            <text:p>45.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aulo</text:p>
          </table:table-cell>
          <table:table-cell table:style-name="ce7" office:value-type="float" office:value="1250" calcext:value-type="float">
            <text:p>1250</text:p>
          </table:table-cell>
          <table:table-cell table:style-name="ce13" table:formula="of:=[.B5]/[.B9]" office:value-type="percentage" office:value="0.25" calcext:value-type="percentage">
            <text:p>25.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oacir</text:p>
          </table:table-cell>
          <table:table-cell table:style-name="ce7" office:value-type="float" office:value="750" calcext:value-type="float">
            <text:p>750</text:p>
          </table:table-cell>
          <table:table-cell table:style-name="ce13" table:formula="of:=[.B6]/[.B9]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Fabiano</text:p>
          </table:table-cell>
          <table:table-cell table:style-name="ce7" office:value-type="float" office:value="500" calcext:value-type="float">
            <text:p>500</text:p>
          </table:table-cell>
          <table:table-cell table:style-name="ce13" table:formula="of:=[.B7]/[.B9]" office:value-type="percentage" office:value="0.1" calcext:value-type="percentage">
            <text:p>10.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Brancos e nulos</text:p>
          </table:table-cell>
          <table:table-cell table:style-name="ce7" office:value-type="float" office:value="250" calcext:value-type="float">
            <text:p>250</text:p>
          </table:table-cell>
          <table:table-cell table:style-name="ce13" table:formula="of:=[.B8]/[.B9]" office:value-type="percentage" office:value="0.05" calcext:value-type="percentage">
            <text:p>5.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is</text:p>
          </table:table-cell>
          <table:table-cell table:style-name="ce7" office:value-type="float" office:value="5000" calcext:value-type="float">
            <text:p>5000</text:p>
          </table:table-cell>
          <table:table-cell table:style-name="ce13" table:formula="of:=[.B9]/[.B9]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" style:display-name="PageStyle_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" style:display-name="PageStyle_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" style:display-name="PageStyle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2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2cc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288cm" svg:height="11.906cm" xlink:href=".." xlink:type="simple" chart:class="chart:line" chart:style-name="ch1">
        <chart:legend chart:legend-position="bottom" svg:x="5.004cm" svg:y="11.307cm" style:legend-expansion="wide" chart:style-name="ch2"/>
        <chart:plot-area chart:style-name="ch3" table:cell-range-address="'18'.A1:'18'.C13" chart:data-source-has-labels="both" svg:x="1.445cm" svg:y="0.238cm" svg:width="17.458cm" svg:height="9.617cm">
          <chartooo:coordinate-region svg:x="2.472cm" svg:y="0.437cm" svg:width="15.874cm" svg:height="8.921cm"/>
          <chart:axis chart:dimension="x" chart:name="primary-x" chart:style-name="ch4" chartooo:axis-type="text">
            <chart:title svg:x="9.713cm" svg:y="10.094cm" chart:style-name="ch5">
              <text:p>Anos</text:p>
            </chart:title>
            <chart:categories table:cell-range-address="'18'.A4:'18'.A13"/>
          </chart:axis>
          <chart:axis chart:dimension="y" chart:name="primary-y" chart:style-name="ch6">
            <chart:title svg:x="0.451cm" svg:y="6.671cm" chart:style-name="ch7">
              <text:p>Quantidade (1.000 t)</text:p>
            </chart:title>
            <chart:grid chart:style-name="ch8" chart:class="major"/>
          </chart:axis>
          <chart:series chart:style-name="ch9" chart:values-cell-range-address="'18'.B4:'18'.B13" chart:label-cell-address="'18'.B1:'18'.B3" chart:class="chart:line">
            <chart:data-point chart:repeated="10"/>
          </chart:series>
          <chart:series chart:style-name="ch10" chart:values-cell-range-address="'18'.C4:'18'.C13" chart:label-cell-address="'18'.C1:'18'.C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(1.000 t) Exportação</text:p>
                <text:list>
                  <text:list-item>
                    <text:p/>
                  </text:list-item>
                  <text:list-item>
                    <text:p>Quantidade (1.000 t)</text:p>
                  </text:list-item>
                  <text:list-item>
                    <text:p>Exportação</text:p>
                  </text:list-item>
                </text:list>
                <draw:g>
                  <svg:desc>'18'.B1:'18'.B3</svg:desc>
                </draw:g>
              </table:table-cell>
              <table:table-cell office:value-type="string">
                <text:p>Importaçã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Importação</text:p>
                  </text:list-item>
                </text:list>
                <draw:g>
                  <svg:desc>'18'.C1:'18'.C3</svg:desc>
                </draw:g>
              </table:table-cell>
            </table:table-row>
          </table:table-header-rows>
          <table:table-rows>
            <table:table-row>
              <table:table-cell office:value-type="float" office:value="1979">
                <text:p>1979</text:p>
                <draw:g>
                  <svg:desc>'18'.A4:'18'.A13</svg:desc>
                </draw:g>
              </table:table-cell>
              <table:table-cell office:value-type="float" office:value="98010">
                <text:p>98010</text:p>
                <draw:g>
                  <svg:desc>'18'.B4:'18'.B13</svg:desc>
                </draw:g>
              </table:table-cell>
              <table:table-cell office:value-type="float" office:value="75328">
                <text:p>75328</text:p>
                <draw:g>
                  <svg:desc>'18'.C4:'18'.C13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09100">
                <text:p>109100</text:p>
              </table:table-cell>
              <table:table-cell office:value-type="float" office:value="71855">
                <text:p>71855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23994">
                <text:p>123994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19990">
                <text:p>119990</text:p>
              </table:table-cell>
              <table:table-cell office:value-type="float" office:value="60718">
                <text:p>60718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78790">
                <text:p>178790</text:p>
              </table:table-cell>
              <table:table-cell office:value-type="float" office:value="55056">
                <text:p>5505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41737">
                <text:p>141737</text:p>
              </table:table-cell>
              <table:table-cell office:value-type="float" office:value="53988">
                <text:p>53988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46351">
                <text:p>146351</text:p>
              </table:table-cell>
              <table:table-cell office:value-type="float" office:value="48870">
                <text:p>4887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33832">
                <text:p>133832</text:p>
              </table:table-cell>
              <table:table-cell office:value-type="float" office:value="60605">
                <text:p>60605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42382">
                <text:p>142382</text:p>
              </table:table-cell>
              <table:table-cell office:value-type="float" office:value="61975">
                <text:p>61975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69396">
                <text:p>169396</text:p>
              </table:table-cell>
              <table:table-cell office:value-type="float" office:value="58085">
                <text:p>58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9ead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fd966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bottom" svg:x="5.365cm" svg:y="9.217cm" style:legend-expansion="wide" chart:style-name="ch2"/>
        <chart:plot-area chart:style-name="ch3" table:cell-range-address="'19'.A1:'19'.B6" chart:data-source-has-labels="both" svg:x="1.377cm" svg:y="0.196cm" svg:width="14.181cm" svg:height="7.611cm">
          <chartooo:coordinate-region svg:x="2.219cm" svg:y="0.395cm" svg:width="13.339cm" svg:height="6.915cm"/>
          <chart:axis chart:dimension="x" chart:name="primary-x" chart:style-name="ch4" chartooo:axis-type="text">
            <chart:title svg:x="8.006cm" svg:y="8.004cm" chart:style-name="ch5">
              <text:p>Anos</text:p>
            </chart:title>
            <chart:categories table:cell-range-address="'19'.A3:'19'.A6"/>
          </chart:axis>
          <chart:axis chart:dimension="y" chart:name="primary-y" chart:style-name="ch6">
            <chart:title svg:x="0.451cm" svg:y="5.468cm" chart:style-name="ch7">
              <text:p>Número (milhares)</text:p>
            </chart:title>
            <chart:grid chart:style-name="ch8" chart:class="major"/>
          </chart:axis>
          <chart:series chart:style-name="ch9" chart:values-cell-range-address="'19'.B3:'19'.B6" chart:label-cell-address="'19'.B1:'19'.B2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(milhares)</text:p>
                <text:list>
                  <text:list-item>
                    <text:p/>
                  </text:list-item>
                  <text:list-item>
                    <text:p>Número (milhares)</text:p>
                  </text:list-item>
                </text:list>
                <draw:g>
                  <svg:desc>'19'.B1:'19'.B2</svg:desc>
                </draw:g>
              </table:table-cell>
            </table:table-row>
          </table:table-header-rows>
          <table:table-rows>
            <table:table-row>
              <table:table-cell office:value-type="float" office:value="1983">
                <text:p>1983</text:p>
                <draw:g>
                  <svg:desc>'19'.A3:'19'.A6</svg:desc>
                </draw:g>
              </table:table-cell>
              <table:table-cell office:value-type="float" office:value="1420">
                <text:p>1420</text:p>
                <draw:g>
                  <svg:desc>'19'.B3:'19'.B6</svg:desc>
                </draw:g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4cccc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6aa84f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4.923cm" svg:height="9.234cm" xlink:href=".." xlink:type="simple" chart:class="chart:bar" chart:style-name="ch1">
        <chart:legend chart:legend-position="bottom" svg:x="3.095cm" svg:y="8.635cm" style:legend-expansion="wide" chart:style-name="ch2"/>
        <chart:plot-area chart:style-name="ch3" table:cell-range-address="'20'.A1:'20'.B7" chart:data-source-has-labels="both" svg:x="1.358cm" svg:y="0.184cm" svg:width="13.267cm" svg:height="7.053cm">
          <chartooo:coordinate-region svg:x="2.835cm" svg:y="0.184cm" svg:width="10.988cm" svg:height="5.757cm"/>
          <chart:axis chart:dimension="x" chart:name="primary-x" chart:style-name="ch4" chartooo:axis-type="text">
            <chart:title svg:x="0.451cm" svg:y="4.356cm" chart:style-name="ch5">
              <text:p>Região </text:p>
            </chart:title>
            <chart:categories table:cell-range-address="'20'.A3:'20'.A7"/>
          </chart:axis>
          <chart:axis chart:dimension="y" chart:name="primary-y" chart:style-name="ch6">
            <chart:title svg:x="5.916cm" svg:y="7.422cm" chart:style-name="ch7">
              <text:p>Quantidade (1.000 dúzias)</text:p>
            </chart:title>
            <chart:grid chart:style-name="ch8" chart:class="major"/>
          </chart:axis>
          <chart:series chart:style-name="ch9" chart:values-cell-range-address="'20'.B3:'20'.B7" chart:label-cell-address="'20'.B1:'20'.B2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(1.000 dúzias)</text:p>
                <text:list>
                  <text:list-item>
                    <text:p/>
                  </text:list-item>
                  <text:list-item>
                    <text:p>Quantidade (1.000 dúzias)</text:p>
                  </text:list-item>
                </text:list>
                <draw:g>
                  <svg:desc>'20'.B1:'2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'.A3:'20'.A7</svg:desc>
                </draw:g>
              </table:table-cell>
              <table:table-cell office:value-type="float" office:value="66092">
                <text:p>66092</text:p>
                <draw:g>
                  <svg:desc>'20'.B3:'20'.B7</svg:desc>
                </draw:g>
              </table:table-cell>
            </table:table-row>
            <table:table-row>
              <table:table-cell office:value-type="string">
                <text:p>Nordeste</text:p>
              </table:table-cell>
              <table:table-cell office:value-type="float" office:value="356810">
                <text:p>356810</text:p>
              </table:table-cell>
            </table:table-row>
            <table:table-row>
              <table:table-cell office:value-type="string">
                <text:p>Sudeste</text:p>
              </table:table-cell>
              <table:table-cell office:value-type="float" office:value="937463">
                <text:p>937463</text:p>
              </table:table-cell>
            </table:table-row>
            <table:table-row>
              <table:table-cell office:value-type="string">
                <text:p>Sul</text:p>
              </table:table-cell>
              <table:table-cell office:value-type="float" office:value="485098">
                <text:p>485098</text:p>
              </table:table-cell>
            </table:table-row>
            <table:table-row>
              <table:table-cell office:value-type="string">
                <text:p>Centro-Oeste</text:p>
              </table:table-cell>
              <table:table-cell office:value-type="float" office:value="118468">
                <text:p>118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fe2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8e7cc3"/>
    </style:style>
    <style:style style:name="ch9" style:family="chart">
      <style:chart-properties chart:solid-type="cuboid"/>
      <style:graphic-properties draw:fill-color="#93c47d"/>
    </style:style>
    <style:style style:name="ch10" style:family="chart">
      <style:chart-properties chart:solid-type="cuboid"/>
      <style:graphic-properties draw:fill-color="#e06666"/>
    </style:style>
    <style:style style:name="ch11" style:family="chart">
      <style:chart-properties chart:solid-type="cuboid"/>
      <style:graphic-properties draw:fill-color="#ffd966"/>
    </style:style>
    <style:style style:name="ch12" style:family="chart">
      <style:chart-properties chart:solid-type="cuboid"/>
      <style:graphic-properties draw:fill-color="#d9d9d9"/>
    </style:style>
    <style:style style:name="ch13" style:family="chart">
      <style:graphic-properties draw:fill="solid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bottom" svg:x="3.254cm" svg:y="9.217cm" style:legend-expansion="wide" chart:style-name="ch2"/>
        <chart:plot-area chart:style-name="ch3" table:cell-range-address="'21'.A1:'21'.B8" chart:data-source-has-labels="both" svg:x="0.317cm" svg:y="0.196cm" svg:width="15.241cm" svg:height="8.641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2.794cm" svg:y="0.196cm" svg:width="10.286cm" svg:height="8.64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21'.A4:'21'.A8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'21'.B4:'21'.B8" chart:label-cell-address="'21'.B1:'21'.B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os apurados Frequência absoluta</text:p>
                <text:list>
                  <text:list-item>
                    <text:p/>
                  </text:list-item>
                  <text:list-item>
                    <text:p>Votos apurados</text:p>
                  </text:list-item>
                  <text:list-item>
                    <text:p>Frequência absoluta</text:p>
                  </text:list-item>
                </text:list>
                <draw:g>
                  <svg:desc>'21'.B1:'21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te</text:p>
                <draw:g>
                  <svg:desc>'21'.A4:'21'.A8</svg:desc>
                </draw:g>
              </table:table-cell>
              <table:table-cell office:value-type="float" office:value="2250">
                <text:p>2250</text:p>
                <draw:g>
                  <svg:desc>'21'.B4:'21'.B8</svg:desc>
                </draw:g>
              </table:table-cell>
            </table:table-row>
            <table:table-row>
              <table:table-cell office:value-type="string">
                <text:p>Paulo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Moacir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Fabiano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Brancos e nulos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